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italic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6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7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eksa and Stack</text:p>
      <text:section text:style-name="Sect1" text:name="pageContent">
        <text:p text:style-name="P6">time limit per test</text:p>
        <text:p text:style-name="P7">2 seconds</text:p>
        <text:p text:style-name="P6">memory limit per test</text:p>
        <text:p text:style-name="P7">256 megabytes</text:p>
        <text:p text:style-name="P6">input</text:p>
        <text:p text:style-name="P7">standard input</text:p>
        <text:p text:style-name="P6">output</text:p>
        <text:p text:style-name="P7">standard output</text:p>
        <text:p text:style-name="P8">After the Serbian Informatics Olympiad, Aleksa was very sad, because he didn't win a medal (he didn't know stack), so Vasilije came to give him an easy problem, just to make his day better.</text:p>
        <text:p text:style-name="P9">Vasilije gave Aleksa a positive integer <text:bookmark text:name="MathJax-Element-1-Frame"/><text:bookmark text:name="MathJax-Span-1"/><text:bookmark text:name="MathJax-Span-2"/><text:bookmark text:name="MathJax-Span-3"/><text:span text:style-name="T1">n</text:span><text:span text:style-name="T3">�</text:span> (<text:bookmark text:name="MathJax-Element-2-Frame"/><text:bookmark text:name="MathJax-Span-4"/><text:bookmark text:name="MathJax-Span-5"/><text:bookmark text:name="MathJax-Span-6"/><text:span text:style-name="T1">n</text:span><text:bookmark text:name="MathJax-Span-7"/><text:span text:style-name="T4">≥</text:span><text:bookmark text:name="MathJax-Span-8"/><text:span text:style-name="T5">3</text:span><text:span text:style-name="T3">�≥3</text:span>) and asked him to construct a strictly increasing array of size <text:bookmark text:name="MathJax-Element-3-Frame"/><text:bookmark text:name="MathJax-Span-9"/><text:bookmark text:name="MathJax-Span-10"/><text:bookmark text:name="MathJax-Span-11"/><text:span text:style-name="T1">n</text:span><text:span text:style-name="T3">�</text:span> of positive integers, such that</text:p>
        <text:list xml:id="list1828093480" text:style-name="L1">
          <text:list-item>
            <text:p text:style-name="P11"><text:bookmark text:name="MathJax-Element-4-Frame"/><text:bookmark text:name="MathJax-Span-12"/><text:bookmark text:name="MathJax-Span-13"/><text:bookmark text:name="MathJax-Span-14"/><text:span text:style-name="T5">3</text:span><text:bookmark text:name="MathJax-Span-15"/><text:span text:style-name="T4">⋅</text:span><text:bookmark text:name="MathJax-Span-16"/><text:bookmark text:name="MathJax-Span-17"/><text:span text:style-name="T1">a</text:span><text:bookmark text:name="MathJax-Span-18"/><text:bookmark text:name="MathJax-Span-19"/><text:bookmark text:name="MathJax-Span-20"/><text:span text:style-name="T2">i</text:span><text:bookmark text:name="MathJax-Span-21"/><text:span text:style-name="T6">+</text:span><text:bookmark text:name="MathJax-Span-22"/><text:span text:style-name="T6">2</text:span><text:span text:style-name="T3">3⋅��+2</text:span> is not divisible by <text:bookmark text:name="MathJax-Element-5-Frame"/><text:bookmark text:name="MathJax-Span-23"/><text:bookmark text:name="MathJax-Span-24"/><text:bookmark text:name="MathJax-Span-25"/><text:bookmark text:name="MathJax-Span-26"/><text:span text:style-name="T1">a</text:span><text:bookmark text:name="MathJax-Span-27"/><text:span text:style-name="T2">i</text:span><text:bookmark text:name="MathJax-Span-28"/><text:span text:style-name="T5">+</text:span><text:bookmark text:name="MathJax-Span-29"/><text:bookmark text:name="MathJax-Span-30"/><text:span text:style-name="T1">a</text:span><text:bookmark text:name="MathJax-Span-31"/><text:bookmark text:name="MathJax-Span-32"/><text:bookmark text:name="MathJax-Span-33"/><text:span text:style-name="T2">i</text:span><text:bookmark text:name="MathJax-Span-34"/><text:span text:style-name="T6">+</text:span><text:bookmark text:name="MathJax-Span-35"/><text:span text:style-name="T6">1</text:span><text:span text:style-name="T3">��+��+1</text:span> for each <text:bookmark text:name="MathJax-Element-6-Frame"/><text:bookmark text:name="MathJax-Span-36"/><text:bookmark text:name="MathJax-Span-37"/><text:bookmark text:name="MathJax-Span-38"/><text:span text:style-name="T1">i</text:span><text:span text:style-name="T3">�</text:span> (<text:bookmark text:name="MathJax-Element-7-Frame"/><text:bookmark text:name="MathJax-Span-39"/><text:bookmark text:name="MathJax-Span-40"/><text:bookmark text:name="MathJax-Span-41"/><text:span text:style-name="T5">1</text:span><text:bookmark text:name="MathJax-Span-42"/><text:span text:style-name="T4">≤</text:span><text:bookmark text:name="MathJax-Span-43"/><text:span text:style-name="T1">i</text:span><text:bookmark text:name="MathJax-Span-44"/><text:span text:style-name="T4">≤</text:span><text:bookmark text:name="MathJax-Span-45"/><text:span text:style-name="T1">n</text:span><text:bookmark text:name="MathJax-Span-46"/><text:span text:style-name="T4">−</text:span><text:bookmark text:name="MathJax-Span-47"/><text:span text:style-name="T5">2</text:span><text:span text:style-name="T3">1≤�≤�−2</text:span>).</text:p>
          </text:list-item>
        </text:list>
        <text:p text:style-name="P10">Note that a strictly increasing array <text:bookmark text:name="MathJax-Element-8-Frame"/><text:bookmark text:name="MathJax-Span-48"/><text:bookmark text:name="MathJax-Span-49"/><text:bookmark text:name="MathJax-Span-50"/><text:span text:style-name="T1">a</text:span><text:span text:style-name="T3">�</text:span> of size <text:bookmark text:name="MathJax-Element-9-Frame"/><text:bookmark text:name="MathJax-Span-51"/><text:bookmark text:name="MathJax-Span-52"/><text:bookmark text:name="MathJax-Span-53"/><text:span text:style-name="T1">n</text:span><text:span text:style-name="T3">�</text:span> is an array where <text:bookmark text:name="MathJax-Element-10-Frame"/><text:bookmark text:name="MathJax-Span-54"/><text:bookmark text:name="MathJax-Span-55"/><text:bookmark text:name="MathJax-Span-56"/><text:bookmark text:name="MathJax-Span-57"/><text:span text:style-name="T1">a</text:span><text:bookmark text:name="MathJax-Span-58"/><text:span text:style-name="T2">i</text:span><text:bookmark text:name="MathJax-Span-59"/><text:span text:style-name="T5">&lt;</text:span><text:bookmark text:name="MathJax-Span-60"/><text:bookmark text:name="MathJax-Span-61"/><text:span text:style-name="T1">a</text:span><text:bookmark text:name="MathJax-Span-62"/><text:bookmark text:name="MathJax-Span-63"/><text:bookmark text:name="MathJax-Span-64"/><text:span text:style-name="T2">i</text:span><text:bookmark text:name="MathJax-Span-65"/><text:span text:style-name="T6">+</text:span><text:bookmark text:name="MathJax-Span-66"/><text:span text:style-name="T6">1</text:span><text:span text:style-name="T3">��&lt;��+1</text:span> for each <text:bookmark text:name="MathJax-Element-11-Frame"/><text:bookmark text:name="MathJax-Span-67"/><text:bookmark text:name="MathJax-Span-68"/><text:bookmark text:name="MathJax-Span-69"/><text:span text:style-name="T1">i</text:span><text:span text:style-name="T3">�</text:span> (<text:bookmark text:name="MathJax-Element-12-Frame"/><text:bookmark text:name="MathJax-Span-70"/><text:bookmark text:name="MathJax-Span-71"/><text:bookmark text:name="MathJax-Span-72"/><text:span text:style-name="T5">1</text:span><text:bookmark text:name="MathJax-Span-73"/><text:span text:style-name="T4">≤</text:span><text:bookmark text:name="MathJax-Span-74"/><text:span text:style-name="T1">i</text:span><text:bookmark text:name="MathJax-Span-75"/><text:span text:style-name="T4">≤</text:span><text:bookmark text:name="MathJax-Span-76"/><text:span text:style-name="T1">n</text:span><text:bookmark text:name="MathJax-Span-77"/><text:span text:style-name="T4">−</text:span><text:bookmark text:name="MathJax-Span-78"/><text:span text:style-name="T5">1</text:span><text:span text:style-name="T3">1≤�≤�−1</text:span>).</text:p>
        <text:p text:style-name="P12">Since Aleksa thinks he is a bad programmer now, he asked you to help him find such an array.</text:p>
        <text:p text:style-name="P14">Input</text:p>
        <text:p text:style-name="P9">Each test consists of multiple test cases. The first line contains a single integer <text:bookmark text:name="MathJax-Element-13-Frame"/><text:bookmark text:name="MathJax-Span-79"/><text:bookmark text:name="MathJax-Span-80"/><text:bookmark text:name="MathJax-Span-81"/><text:span text:style-name="T1">t</text:span><text:span text:style-name="T3">�</text:span> (<text:bookmark text:name="MathJax-Element-14-Frame"/><text:bookmark text:name="MathJax-Span-82"/><text:bookmark text:name="MathJax-Span-83"/><text:bookmark text:name="MathJax-Span-84"/><text:span text:style-name="T5">1</text:span><text:bookmark text:name="MathJax-Span-85"/><text:span text:style-name="T4">≤</text:span><text:bookmark text:name="MathJax-Span-86"/><text:span text:style-name="T1">t</text:span><text:bookmark text:name="MathJax-Span-87"/><text:span text:style-name="T4">≤</text:span><text:bookmark text:name="MathJax-Span-88"/><text:bookmark text:name="MathJax-Span-89"/><text:span text:style-name="T5">10</text:span><text:bookmark text:name="MathJax-Span-90"/><text:span text:style-name="T6">4</text:span><text:span text:style-name="T3">1≤�≤104</text:span>) — the number of test cases. The description of test cases follows.</text:p>
        <text:p text:style-name="P9">The first line of each test case contains a single integer <text:bookmark text:name="MathJax-Element-15-Frame"/><text:bookmark text:name="MathJax-Span-91"/><text:bookmark text:name="MathJax-Span-92"/><text:bookmark text:name="MathJax-Span-93"/><text:span text:style-name="T1">n</text:span><text:span text:style-name="T3">�</text:span> (<text:bookmark text:name="MathJax-Element-16-Frame"/><text:bookmark text:name="MathJax-Span-94"/><text:bookmark text:name="MathJax-Span-95"/><text:bookmark text:name="MathJax-Span-96"/><text:span text:style-name="T5">3</text:span><text:bookmark text:name="MathJax-Span-97"/><text:span text:style-name="T4">≤</text:span><text:bookmark text:name="MathJax-Span-98"/><text:span text:style-name="T1">n</text:span><text:bookmark text:name="MathJax-Span-99"/><text:span text:style-name="T4">≤</text:span><text:bookmark text:name="MathJax-Span-100"/><text:span text:style-name="T5">2</text:span><text:bookmark text:name="MathJax-Span-101"/><text:span text:style-name="T4">⋅</text:span><text:bookmark text:name="MathJax-Span-102"/><text:bookmark text:name="MathJax-Span-103"/><text:span text:style-name="T5">10</text:span><text:bookmark text:name="MathJax-Span-104"/><text:span text:style-name="T6">5</text:span><text:span text:style-name="T3">3≤�≤2⋅105</text:span>) — the number of elements in array.</text:p>
        <text:p text:style-name="P9">It is guaranteed that the sum of <text:bookmark text:name="MathJax-Element-17-Frame"/><text:bookmark text:name="MathJax-Span-105"/><text:bookmark text:name="MathJax-Span-106"/><text:bookmark text:name="MathJax-Span-107"/><text:span text:style-name="T1">n</text:span><text:span text:style-name="T3">�</text:span> over all test cases does not exceed <text:bookmark text:name="MathJax-Element-18-Frame"/><text:bookmark text:name="MathJax-Span-108"/><text:bookmark text:name="MathJax-Span-109"/><text:bookmark text:name="MathJax-Span-110"/><text:span text:style-name="T5">2</text:span><text:bookmark text:name="MathJax-Span-111"/><text:span text:style-name="T4">⋅</text:span><text:bookmark text:name="MathJax-Span-112"/><text:bookmark text:name="MathJax-Span-113"/><text:span text:style-name="T5">10</text:span><text:bookmark text:name="MathJax-Span-114"/><text:span text:style-name="T6">5</text:span><text:span text:style-name="T3">2⋅105</text:span>.</text:p>
        <text:p text:style-name="P14">Output</text:p>
        <text:p text:style-name="P9">For each test case, output <text:bookmark text:name="MathJax-Element-19-Frame"/><text:bookmark text:name="MathJax-Span-115"/><text:bookmark text:name="MathJax-Span-116"/><text:bookmark text:name="MathJax-Span-117"/><text:span text:style-name="T1">n</text:span><text:span text:style-name="T3">�</text:span> integers <text:bookmark text:name="MathJax-Element-20-Frame"/><text:bookmark text:name="MathJax-Span-118"/><text:bookmark text:name="MathJax-Span-119"/><text:bookmark text:name="MathJax-Span-120"/><text:bookmark text:name="MathJax-Span-121"/><text:span text:style-name="T1">a</text:span><text:bookmark text:name="MathJax-Span-122"/><text:span text:style-name="T6">1</text:span><text:bookmark text:name="MathJax-Span-123"/><text:span text:style-name="T5">,</text:span><text:bookmark text:name="MathJax-Span-124"/><text:bookmark text:name="MathJax-Span-125"/><text:span text:style-name="T1">a</text:span><text:bookmark text:name="MathJax-Span-126"/><text:span text:style-name="T6">2</text:span><text:bookmark text:name="MathJax-Span-127"/><text:span text:style-name="T5">,</text:span><text:bookmark text:name="MathJax-Span-128"/><text:bookmark text:name="MathJax-Span-129"/><text:span text:style-name="T1">a</text:span><text:bookmark text:name="MathJax-Span-130"/><text:span text:style-name="T6">3</text:span><text:bookmark text:name="MathJax-Span-131"/><text:span text:style-name="T5">,</text:span><text:bookmark text:name="MathJax-Span-132"/><text:span text:style-name="T4">…</text:span><text:bookmark text:name="MathJax-Span-133"/><text:span text:style-name="T5">,</text:span><text:bookmark text:name="MathJax-Span-134"/><text:bookmark text:name="MathJax-Span-135"/><text:span text:style-name="T1">a</text:span><text:bookmark text:name="MathJax-Span-136"/><text:span text:style-name="T2">n</text:span><text:span text:style-name="T3">�1,�2,�3,…,��</text:span> (<text:bookmark text:name="MathJax-Element-21-Frame"/><text:bookmark text:name="MathJax-Span-137"/><text:bookmark text:name="MathJax-Span-138"/><text:bookmark text:name="MathJax-Span-139"/><text:span text:style-name="T5">1</text:span><text:bookmark text:name="MathJax-Span-140"/><text:span text:style-name="T4">≤</text:span><text:bookmark text:name="MathJax-Span-141"/><text:bookmark text:name="MathJax-Span-142"/><text:span text:style-name="T1">a</text:span><text:bookmark text:name="MathJax-Span-143"/><text:span text:style-name="T2">i</text:span><text:bookmark text:name="MathJax-Span-144"/><text:span text:style-name="T4">≤</text:span><text:bookmark text:name="MathJax-Span-145"/><text:bookmark text:name="MathJax-Span-146"/><text:span text:style-name="T5">10</text:span><text:bookmark text:name="MathJax-Span-147"/><text:span text:style-name="T6">9</text:span><text:span text:style-name="T3">1≤��≤109</text:span>).</text:p>
        <text:p text:style-name="P9">It can be proved that the solution exists for any <text:bookmark text:name="MathJax-Element-22-Frame"/><text:bookmark text:name="MathJax-Span-148"/><text:bookmark text:name="MathJax-Span-149"/><text:bookmark text:name="MathJax-Span-150"/><text:span text:style-name="T1">n</text:span><text:span text:style-name="T3">�</text:span>. If there are multiple solutions, output any of them.</text:p>
        <text:p text:style-name="P13">Example</text:p>
        <text:p text:style-name="P15">input</text:p>
        <text:section text:style-name="Sect1" text:name="id007435438436045285">
          <text:p text:style-name="P16">Copy</text:p>
        </text:section>
        <text:p text:style-name="P1"><text:bookmark text:name="id005391084497639611"/>3</text:p>
        <text:p text:style-name="P4">3</text:p>
        <text:p text:style-name="P1">6</text:p>
        <text:p text:style-name="P4">7</text:p>
        <text:p text:style-name="P15">output</text:p>
        <text:section text:style-name="Sect1" text:name="id007171485067911472">
          <text:p text:style-name="P16">Copy</text:p>
        </text:section>
        <text:p text:style-name="P2"><text:bookmark text:name="id007276981538481546"/>6 8 12</text:p>
        <text:p text:style-name="P3">7 11 14 20 22 100</text:p>
        <text:p text:style-name="P3">9 15 18 27 36 90 120</text:p>
        <text:p text:style-name="P14">Note</text:p>
        <text:p text:style-name="P9">In the first test case, <text:bookmark text:name="MathJax-Element-23-Frame"/><text:bookmark text:name="MathJax-Span-151"/><text:bookmark text:name="MathJax-Span-152"/><text:bookmark text:name="MathJax-Span-153"/><text:bookmark text:name="MathJax-Span-154"/><text:span text:style-name="T1">a</text:span><text:bookmark text:name="MathJax-Span-155"/><text:span text:style-name="T6">1</text:span><text:bookmark text:name="MathJax-Span-156"/><text:span text:style-name="T5">=</text:span><text:bookmark text:name="MathJax-Span-157"/><text:span text:style-name="T5">6</text:span><text:span text:style-name="T3">�1=6</text:span>, <text:bookmark text:name="MathJax-Element-24-Frame"/><text:bookmark text:name="MathJax-Span-158"/><text:bookmark text:name="MathJax-Span-159"/><text:bookmark text:name="MathJax-Span-160"/><text:bookmark text:name="MathJax-Span-161"/><text:span text:style-name="T1">a</text:span><text:bookmark text:name="MathJax-Span-162"/><text:span text:style-name="T6">2</text:span><text:bookmark text:name="MathJax-Span-163"/><text:span text:style-name="T5">=</text:span><text:bookmark text:name="MathJax-Span-164"/><text:span text:style-name="T5">8</text:span><text:span text:style-name="T3">�2=8</text:span>, <text:bookmark text:name="MathJax-Element-25-Frame"/><text:bookmark text:name="MathJax-Span-165"/><text:bookmark text:name="MathJax-Span-166"/><text:bookmark text:name="MathJax-Span-167"/><text:bookmark text:name="MathJax-Span-168"/><text:span text:style-name="T1">a</text:span><text:bookmark text:name="MathJax-Span-169"/><text:span text:style-name="T6">3</text:span><text:bookmark text:name="MathJax-Span-170"/><text:span text:style-name="T5">=</text:span><text:bookmark text:name="MathJax-Span-171"/><text:span text:style-name="T5">12</text:span><text:span text:style-name="T3">�3=12</text:span>, so <text:bookmark text:name="MathJax-Element-26-Frame"/><text:bookmark text:name="MathJax-Span-172"/><text:bookmark text:name="MathJax-Span-173"/><text:bookmark text:name="MathJax-Span-174"/><text:bookmark text:name="MathJax-Span-175"/><text:span text:style-name="T1">a</text:span><text:bookmark text:name="MathJax-Span-176"/><text:span text:style-name="T6">1</text:span><text:bookmark text:name="MathJax-Span-177"/><text:span text:style-name="T5">+</text:span><text:bookmark text:name="MathJax-Span-178"/><text:bookmark text:name="MathJax-Span-179"/><text:span text:style-name="T1">a</text:span><text:bookmark text:name="MathJax-Span-180"/><text:span text:style-name="T6">2</text:span><text:bookmark text:name="MathJax-Span-181"/><text:span text:style-name="T5">=</text:span><text:bookmark text:name="MathJax-Span-182"/><text:span text:style-name="T5">14</text:span><text:span text:style-name="T3">�1+�2=14</text:span> and <text:bookmark text:name="MathJax-Element-27-Frame"/><text:bookmark text:name="MathJax-Span-183"/><text:bookmark text:name="MathJax-Span-184"/><text:bookmark text:name="MathJax-Span-185"/><text:span text:style-name="T5">3</text:span><text:bookmark text:name="MathJax-Span-186"/><text:span text:style-name="T4">⋅</text:span><text:bookmark text:name="MathJax-Span-187"/><text:bookmark text:name="MathJax-Span-188"/><text:span text:style-name="T1">a</text:span><text:bookmark text:name="MathJax-Span-189"/><text:span text:style-name="T6">3</text:span><text:bookmark text:name="MathJax-Span-190"/><text:span text:style-name="T5">=</text:span><text:bookmark text:name="MathJax-Span-191"/><text:span text:style-name="T5">36</text:span><text:span text:style-name="T3">3⋅�3=36</text:span>, so <text:bookmark text:name="MathJax-Element-28-Frame"/><text:bookmark text:name="MathJax-Span-192"/><text:bookmark text:name="MathJax-Span-193"/><text:bookmark text:name="MathJax-Span-194"/><text:span text:style-name="T5">3</text:span><text:bookmark text:name="MathJax-Span-195"/><text:span text:style-name="T4">⋅</text:span><text:bookmark text:name="MathJax-Span-196"/><text:bookmark text:name="MathJax-Span-197"/><text:span text:style-name="T1">a</text:span><text:bookmark text:name="MathJax-Span-198"/><text:span text:style-name="T6">3</text:span><text:span text:style-name="T3">3⋅�3</text:span> is not divisible by <text:bookmark text:name="MathJax-Element-29-Frame"/><text:bookmark text:name="MathJax-Span-199"/><text:bookmark text:name="MathJax-Span-200"/><text:bookmark text:name="MathJax-Span-201"/><text:bookmark text:name="MathJax-Span-202"/><text:span text:style-name="T1">a</text:span><text:bookmark text:name="MathJax-Span-203"/><text:span text:style-name="T6">1</text:span><text:bookmark text:name="MathJax-Span-204"/><text:span text:style-name="T5">+</text:span><text:bookmark text:name="MathJax-Span-205"/><text:bookmark text:name="MathJax-Span-206"/><text:span text:style-name="T1">a</text:span><text:bookmark text:name="MathJax-Span-207"/><text:span text:style-name="T6">2</text:span><text:span text:style-name="T3">�1+�2</text:span>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6T11:48:04.955000000</dc:date>
    <meta:editing-duration>PT5S</meta:editing-duration>
    <meta:editing-cycles>1</meta:editing-cycles>
    <meta:document-statistic meta:table-count="0" meta:image-count="0" meta:object-count="0" meta:page-count="1" meta:paragraph-count="36" meta:word-count="267" meta:character-count="1529" meta:non-whitespace-character-count="1295"/>
    <meta:generator>LibreOffice/7.2.2.2$Windows_X86_64 LibreOffice_project/02b2acce88a210515b4a5bb2e46cbfb63fe97d56</meta:generator>
  </office:meta>
</office:document-meta>
</file>